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59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 fo:break-before="auto" fo:break-after="auto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2" style:family="paragraph" style:parent-style-name="Heading_20_1" style:list-style-name="WWNum9">
      <style:paragraph-properties fo:break-before="auto" fo:break-after="auto"/>
    </style:style>
    <style:style style:name="P63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4" style:family="paragraph" style:parent-style-name="Heading_20_2" style:list-style-name="WWNum9">
      <style:paragraph-properties fo:text-align="justify" style:justify-single-word="false" fo:break-before="auto" fo:break-after="auto"/>
    </style:style>
    <style:style style:name="P65" style:family="paragraph" style:parent-style-name="Heading_20_2" style:list-style-name="WWNum9">
      <style:paragraph-properties fo:break-before="auto" fo:break-after="auto"/>
    </style:style>
    <style:style style:name="P6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2</text:span></text:p>
      <text:p text:style-name="P5"><text:span text:style-name="T14">Licencia</text:span></text:p>
      <text:p text:style-name="P8"/>
      <text:p text:style-name="P7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8">Nomenclatura</text:span></text:p>
      <text:p text:style-name="P10"><text:span text:style-name="T9">A lo largo de este tema se utilizarán distintos símbolos para distinguir elementos importantes dentro del contenido. Estos símbolos son:</text:span></text:p>
      <text:p text:style-name="P11"/>
      <text:p text:style-name="P12"><text:span text:style-name="T18">📖</text:span><text:span text:style-name="T19"> </text:span><text:span text:style-name="T10">Importante</text:span></text:p>
      <text:p text:style-name="P14"/>
      <text:p text:style-name="P12"><text:span text:style-name="T20">❕</text:span><text:span text:style-name="T11"> </text:span><text:span text:style-name="T10">Atención</text:span></text:p>
      <text:p text:style-name="P14"/>
      <text:p text:style-name="P12"><text:soft-page-break/><text:span text:style-name="T12">💬</text:span><text:span text:style-name="T10"> Interesante</text:span></text:p>
      <text:p text:style-name="P61"/>
      <text:p text:style-name="P15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20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20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4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4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4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4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4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4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4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20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20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4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4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4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4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4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4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20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21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8"><text:span text:style-name="T23">UD0</text:span><text:span text:style-name="T24">5</text:span><text:span text:style-name="T25">. </text:span><text:span text:style-name="T24">Learning analytics aplicado a cuestionarios</text:span></text:p>
      <text:list xml:id="list39592683" text:style-name="WWNum9">
        <text:list-item>
          <text:p text:style-name="P62"><text:bookmark text:name="_ge43nvu7ywtj"/>Introducción</text:p>
        </text:list-item>
      </text:list>
      <text:p text:style-name="P25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150533995290842" text:continue-numbering="true" text:style-name="WWNum9">
        <text:list-item>
          <text:p text:style-name="P62"><text:bookmark text:name="_6aitq3odqz1f"/>¿Qué es un cuestionario?</text:p>
        </text:list-item>
      </text:list>
      <text:p text:style-name="P22">Consideramos un cuestionario una actividad donde el alumno debe responder a una serie de preguntas. Estas preguntas pueden ser de distintos tipos:</text:p>
      <text:list xml:id="list2024174413" text:style-name="WWNum6">
        <text:list-item>
          <text:p text:style-name="P26"><text:span text:style-name="T29">Preguntas de test:</text:span></text:p>
          <text:list>
            <text:list-item>
              <text:p text:style-name="P48">Respuesta única.</text:p>
            </text:list-item>
            <text:list-item>
              <text:p text:style-name="P48">Respuesta múltiple.</text:p>
            </text:list-item>
          </text:list>
        </text:list-item>
        <text:list-item>
          <text:p text:style-name="P35"><text:span text:style-name="T29">Preguntas de respuestas tanto cortas como largas:</text:span></text:p>
          <text:list>
            <text:list-item>
              <text:p text:style-name="P48">Definiciones.</text:p>
            </text:list-item>
            <text:list-item>
              <text:p text:style-name="P48">Resultado de alguna operación.</text:p>
            </text:list-item>
            <text:list-item>
              <text:p text:style-name="P48">Explicaciones de caso práctico.</text:p>
            </text:list-item>
          </text:list>
        </text:list-item>
        <text:list-item>
          <text:p text:style-name="P43"><text:span text:style-name="T29">Adjuntar algún tipo de recurso (imagen, PDF, etc.).</text:span></text:p>
        </text:list-item>
      </text:list>
      <text:p text:style-name="P22"/>
      <text:p text:style-name="P22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2">En concreto, <text:span text:style-name="T32">la incrustación en videos</text:span> se ha vuelto muy popular, ya que permite que el alumno adquiera un concepto observando un video y pueda reforzarlo antes de pasar a otra parte del video.</text:p>
      <text:p text:style-name="P22"/>
      <text:p text:style-name="P22">Un buen diseño de estos videos enriquecidos guían al alumno durante el proceso de aprendizaje. Algunas buenas prácticas en el diseño de estos videos son:</text:p>
      <text:list xml:id="list1299015097" text:style-name="WWNum2">
        <text:list-item>
          <text:p text:style-name="P27">Intercalar preguntas durante el video y no dejarlas para el final.</text:p>
        </text:list-item>
        <text:list-item>
          <text:p text:style-name="P36">Realizar preguntas esenciales, no preguntas que ahondan en detalles profundos.</text:p>
        </text:list-item>
        <text:list-item>
          <text:p text:style-name="P36">Añadir de forma moderada anotaciones del tipo “parte importante” o “presta atención”.</text:p>
        </text:list-item>
        <text:list-item>
          <text:p text:style-name="P44"><text:soft-page-break/>Al finalizar el video, si procede en el contexto, preguntar sobre el proceso de aprendizaje, partes más difíciles del video, etc.</text:p>
        </text:list-item>
      </text:list>
      <text:list xml:id="list150533927571115" text:continue-list="list150533995290842" text:style-name="WWNum9">
        <text:list-item>
          <text:p text:style-name="P62"><text:bookmark text:name="_hfl1llf0niwn"/>¿En qué contextos podemos usar cuestionarios?</text:p>
        </text:list-item>
      </text:list>
      <text:p text:style-name="P22">Los cuestionarios son un recurso educativo que puede ser utilizado para numerosos fines. En esta sección vamos a describir los contextos más habituales donde podemos utilizar un cuestionario.</text:p>
      <text:list xml:id="list150533266678461" text:continue-numbering="true" text:style-name="WWNum9">
        <text:list-item>
          <text:list>
            <text:list-item>
              <text:p text:style-name="P64"><text:bookmark text:name="_b49qrq1lciwq"/>Cuestionarios para evaluar al alumno.</text:p>
            </text:list-item>
          </text:list>
        </text:list-item>
      </text:list>
      <text:p text:style-name="P25">Son cuestionarios cuyo objetivo es evaluar una actividad del alumno. Generalmente, tienen unas condiciones concretas y claras para ser contestados (tiempo límite, número de intentos, etc.).</text:p>
      <text:p text:style-name="P25">Su fin es evaluar al alumno y ayudar a establecer una calificación.</text:p>
      <text:list xml:id="list150534692145824" text:continue-numbering="true" text:style-name="WWNum9">
        <text:list-item>
          <text:list>
            <text:list-item>
              <text:p text:style-name="P64"><text:bookmark text:name="_9junptjy3u3t"/>Cuestionarios para consolidar conocimientos.</text:p>
            </text:list-item>
          </text:list>
        </text:list-item>
      </text:list>
      <text:p text:style-name="P25">Es habitual que mientras impartimos conocimientos (en un video, durante una clase, a lo largo de una unidad, etc.), se pueden intercalar cuestionarios con el fin de que consolidemos conocimientos que hemos trabajado. </text:p>
      <text:p text:style-name="P25">Esta práctica es muy habitual en los videos enriquecidos con cuestionarios, anotaciones, etc.</text:p>
      <text:p text:style-name="P25">En ellos, el alumno recibe la explicación de uno o varios conceptos y al poco de asimilarlos, se le plantean cuestiones que trabajan y consolidan dichos conceptos.</text:p>
      <text:p text:style-name="P25"/>
      <text:p text:style-name="P25">Asimismo, también puede haber cuestionarios para consolidar conocimientos en otros periodos (al acabar un bloque de videos, un bloque de una unidad o una unidad en sí).</text:p>
      <text:p text:style-name="P25"/>
      <text:list xml:id="list150534864852690" text:continue-numbering="true" text:style-name="WWNum9">
        <text:list-item>
          <text:list>
            <text:list-item>
              <text:p text:style-name="P64"><text:bookmark text:name="_hyfahpgw6muv"/>Cuestionarios para detectar conocimientos previos.</text:p>
            </text:list-item>
          </text:list>
        </text:list-item>
      </text:list>
      <text:p text:style-name="P25">Es muy habitual al comenzar un curso, un trimestre y/o una nueva unidad realizar algún tipo de cuestionario que permita medir el nivel de conocimientos previos del alumnado.</text:p>
      <text:p text:style-name="P25">Este tipo de cuestionarios suele servir para saber qué conocimientos previos tiene el alumnado respecto a los nuevos contenidos que serán impartidos.</text:p>
      <text:p text:style-name="P25">Conocer estos conocimientos previos puede ayudarnos a diseñar el proceso de aprendizaje de una forma más personalizada para ese grupo de alumnos.</text:p>
      <text:p text:style-name="P25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P25"/>
      <text:list xml:id="list150534262999073" text:continue-numbering="true" text:style-name="WWNum9">
        <text:list-item>
          <text:list>
            <text:list-item>
              <text:p text:style-name="P64"><text:bookmark text:name="_60x5gmnbptu4"/>Cuestionarios para conocer progreso/repaso/detección de carencias.</text:p>
            </text:list-item>
          </text:list>
        </text:list-item>
      </text:list>
      <text:p text:style-name="P25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P25"><text:soft-page-break/>La intención de estos cuestionarios es comprobar si ha habido incremento del conocimiento, como ha sido este y detectar carencias (si las hay) en el conocimiento de los alumnos.</text:p>
      <text:p text:style-name="P25"/>
      <text:p text:style-name="P25">Por ejemplo, una práctica habitual es realizar un cuestionario al inicio de una unidad para conocer el conocimiento previo y cuando la unidad avance, realizar el mismo cuestionario (o uno diferente, pero de dificultad similar) para que el profesorado pueda medir el incremento de conocimiento, detectar carencias y también que el propio alumno pueda ser consciente de su propio progreso.</text:p>
      <text:p text:style-name="P25"/>
      <text:p text:style-name="P25">Asimismo, estos cuestionarios acompañados de retroalimentación (feedback) adecuada de cada pregunta, son una excelente herramienta para que el alumno repase e interiorice conceptos.</text:p>
      <text:p text:style-name="P25"/>
      <text:p text:style-name="P25"/>
      <text:list xml:id="list150534709015541" text:continue-numbering="true" text:style-name="WWNum9">
        <text:list-item>
          <text:list>
            <text:list-item>
              <text:p text:style-name="P64"><text:bookmark text:name="_ygqf76jlcs28"/>Cuestionarios para formar grupos.</text:p>
            </text:list-item>
          </text:list>
        </text:list-item>
      </text:list>
      <text:p text:style-name="P25">Habitualmente, se organizan actividades en equipo, cooperativas o colaborativas. Si no conoces las diferencias, puedes visitar <text:a xlink:type="simple" xlink:href="https://grupo-ae.com/cooperativo-vs-colaborativo/#" text:style-name="ListLabel_20_82" text:visited-style-name="ListLabel_20_82"><text:span text:style-name="T33">https://grupo-ae.com/cooperativo-vs-colaborativo/</text:span></text:a>.</text:p>
      <text:p text:style-name="P25"/>
      <text:p text:style-name="P25">Para este tipo de actividades, hay distintas formas de establecer los grupos que los forman (alumnos eligen a sus compañeros, los elige profesor, <text:s/>grupos aleatorios, etc.) cada uno con pros y contras. </text:p>
      <text:p text:style-name="P25"/>
      <text:p text:style-name="P25">En este enlace hay algunas propuestas para formar grupos: </text:p>
      <text:p text:style-name="P25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P25">Como ejemplo, planteamos un contexto donde dividimos a los alumnos en 3 grupos:</text:p>
      <text:list xml:id="list458590172" text:style-name="WWNum4">
        <text:list-item>
          <text:p text:style-name="P28">Alumnos que pueden ayudar a otros.</text:p>
        </text:list-item>
        <text:list-item>
          <text:p text:style-name="P37">Alumnos que necesitan ayuda.</text:p>
        </text:list-item>
        <text:list-item>
          <text:p text:style-name="P45">Resto de alumnos.</text:p>
        </text:list-item>
      </text:list>
      <text:p text:style-name="P25"/>
      <text:p text:style-name="P25">Con esta división del alumnado, intentamos formar equipos equilibrados, donde haya perfiles de todo tipo, con el objetivo de que los alumnos puedan trabajar juntos y aprender unos de otros.</text:p>
      <text:p text:style-name="P25">Para detectar el perfil de cada alumno, especialmente en contextos donde conocemos poco a los alumnos (etapas tempranas del curso, educación a distancia, etc.) podemos usar cuestionarios.</text:p>
      <text:p text:style-name="P25"><text:soft-page-break/></text:p>
      <text:list xml:id="list150534106138188" text:continue-list="list150534709015541" text:style-name="WWNum9">
        <text:list-item>
          <text:list>
            <text:list-item>
              <text:p text:style-name="P64"><text:bookmark text:name="_ibrvga4k8ew1"/>Cuestionarios para autoevaluarse y para evaluar a otros alumnos (coevaluación).</text:p>
            </text:list-item>
          </text:list>
        </text:list-item>
      </text:list>
      <text:p text:style-name="P25">Es habitual el uso de cuestionarios de autoevaluación con el fin de que el alumno sea consciente de su nivel actual, sus fortalezas, que debe mejorar, etc. </text:p>
      <text:p text:style-name="P25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P25"/>
      <text:list xml:id="list150533460910130" text:continue-numbering="true" text:style-name="WWNum9">
        <text:list-item>
          <text:list>
            <text:list-item>
              <text:p text:style-name="P64"><text:bookmark text:name="_i1nxz0fw2krl"/>Cuestionarios para evaluar recursos, proceso de aprendizaje y profesorado</text:p>
            </text:list-item>
          </text:list>
        </text:list-item>
      </text:list>
      <text:p text:style-name="P23">Los profesores debemos tener constante autocrítica para poder mejorar nuestra labor docente: reflexionar sobre recursos educativos utilizados, el proceso educativo diseñado, nuestras habilidades, la metodología utilizada, etc.</text:p>
      <text:p text:style-name="P23"/>
      <text:p text:style-name="P23">Esta autocrítica no es un síntoma de debilidad, sino todo lo contrario: un proceso para mejorar nuestras habilidades y <text:span text:style-name="T32">propio de los mejores profesionales.</text:span></text:p>
      <text:p text:style-name="P23"/>
      <text:p text:style-name="P23">Para ello es habitual utilizar periódicamente herramientas para conocer qué piensan los alumnos de los recursos, el profesor y el proceso de enseñanza/aprendizaje. Conocer la opinión del alumnado nos facilita él “ponernos en su piel”, ver las cosas desde otro ángulo, conocer fortalezas, debilidades, etc.</text:p>
      <text:p text:style-name="P23"/>
      <text:p text:style-name="P23">Este tipo de cuestionarios deben ser anónimos para facilitar la libre expresión de alumnado y no se sientan condicionados al responder. </text:p>
      <text:p text:style-name="P23">También se debe solicitar que respondan con extrema objetividad. El objetivo de estos cuestionarios no es “realizar un concurso de popularidad”, sino detectar elementos de mejora.</text:p>
      <text:p text:style-name="P23"/>
      <text:p text:style-name="P13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2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150533740287648" text:continue-numbering="true" text:style-name="WWNum9">
        <text:list-item>
          <text:p text:style-name="P62"><text:bookmark text:name="_kzo808qrd9yz"/>Privacidad en los cuestionarios</text:p>
        </text:list-item>
      </text:list>
      <text:p text:style-name="P25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P25">Para evitar estos incumplimientos, es recomendable que en plataformas externas se siga un proceso de anonimizado (Uso de alias, el profesor crea cuentas anónimas y los alumnos las usan, etc.).</text:p>
      <text:list xml:id="list150535133396205" text:continue-numbering="true" text:style-name="WWNum9">
        <text:list-item>
          <text:p text:style-name="P62"><text:bookmark text:name="_9tczrgdp4etq"/>Analizando cuestionarios</text:p>
        </text:list-item>
      </text:list>
      <text:p text:style-name="P25"><text:soft-page-break/>En este punto comentaremos aspectos generales sobre análisis de cuestionarios.</text:p>
      <text:list xml:id="list150534645263106" text:continue-numbering="true" text:style-name="WWNum9">
        <text:list-item>
          <text:list>
            <text:list-item>
              <text:p text:style-name="P65"><text:bookmark text:name="_1wcjh58b61g4"/>¿Qué objetivos relacionados podemos definir?</text:p>
            </text:list-item>
          </text:list>
        </text:list-item>
      </text:list>
      <text:p text:style-name="P25">Partiendo de la realización de actividades de cuestionario, podemos intentar definir unos objetivos tanto individuales como colectivos relacionados con estos.</text:p>
      <text:p text:style-name="P13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P25"/>
      <text:list xml:id="list3125735793" text:style-name="WWNum5">
        <text:list-item>
          <text:p text:style-name="P29"><text:span text:style-name="T29">Cuestionarios diseñados para medir conocimiento</text:span></text:p>
          <text:list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Medir el desempeño obtenido en el cuestionario.</text:p>
                    </text:list-item>
                    <text:list-item>
                      <text:p text:style-name="P58">Reconocer preguntas donde ha habido dificultades.</text:p>
                    </text:list-item>
                    <text:list-item>
                      <text:p text:style-name="P58">Reconocer preguntas donde ha habido un buen desempeño.</text:p>
                    </text:list-item>
                  </text:list>
                </text:list-item>
                <text:list-item>
                  <text:p text:style-name="P56"><text:span text:style-name="T29">Sobre un conjunto de cuestionarios de una misma temática.</text:span></text:p>
                  <text:list>
                    <text:list-item>
                      <text:p text:style-name="P58">Medir progreso del alumno en esa temática. </text:p>
                    </text:list-item>
                    <text:list-item>
                      <text:p text:style-name="P58">Detectar fortalezas y debilidades del alumnado en dicha temática.</text:p>
                    </text:list-item>
                  </text:list>
                </text:list-item>
                <text:list-item>
                  <text:p text:style-name="P56"><text:span text:style-name="T29">Sobre cuestionarios de distintos temas</text:span></text:p>
                  <text:list>
                    <text:list-item>
                      <text:p text:style-name="P58">Medir incremento de la habilidad general para realizar y afrontar la evaluación mediante cuestionarios.</text:p>
                    </text:list-item>
                    <text:list-item>
                      <text:p text:style-name="P58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9"><text:span text:style-name="T29">Objetivos (Colectivo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Analizar el desempeño general en la realización del cuestionario.</text:p>
                    </text:list-item>
                    <text:list-item>
                      <text:p text:style-name="P58">Detecta fortalezas y debilidades grupales.</text:p>
                    </text:list-item>
                    <text:list-item>
                      <text:p text:style-name="P58"><text:soft-page-break/>Detectar dificultad asociada a distintas preguntas.</text:p>
                    </text:list-item>
                    <text:list-item>
                      <text:p text:style-name="P58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6"><text:span text:style-name="T29">Sobre un conjunto de cuestionarios de una misma temática.</text:span></text:p>
                  <text:list>
                    <text:list-item>
                      <text:p text:style-name="P58">Comprobar si la clase está progresando en dicha temática.</text:p>
                    </text:list-item>
                    <text:list-item>
                      <text:p text:style-name="P58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pan text:style-name="T29">Cuestionarios utilizados para valorar a recursos, personas o procesos (autoevaluación, coevaluación, profesorado y proceso de enseñanza/aprendizaje)</text:span></text:p>
          <text:list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Detectar patrones extremos que puedan delatar una visión irreal, generalmente por ser extremadamente positiva o negativa.</text:p>
                    </text:list-item>
                    <text:list-item>
                      <text:p text:style-name="P58">Obtener opiniones o detalles que,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6"><text:span text:style-name="T29">Sobre un conjunto de cuestionarios.</text:span></text:p>
                  <text:list>
                    <text:list-item>
                      <text:p text:style-name="P58">Obtener una visión con cierta objetividad sobre una persona o proceso.</text:p>
                    </text:list-item>
                    <text:list-item>
                      <text:p text:style-name="P58">Detectar fortalezas y debilidades en el elemento evaluado.</text:p>
                    </text:list-item>
                    <text:list-item>
                      <text:p text:style-name="P58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pan text:style-name="T29">Videos enriquecidos con cuestionarios, diseñados para asentar conocimientos</text:span></text:p>
          <text:list>
            <text:list-item>
              <text:p text:style-name="P49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vídeo enriquecido.</text:span></text:p>
                  <text:list>
                    <text:list-item>
                      <text:p text:style-name="P58">Detectar cuánto tiempo ha sido necesario visualizar el video para asentar conceptos.</text:p>
                    </text:list-item>
                    <text:list-item>
                      <text:p text:style-name="P58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6"><text:span text:style-name="T29">Sobre un conjunto de cuestionarios de una misma temática.</text:span></text:p>
                  <text:list>
                    <text:list-item>
                      <text:p text:style-name="P58"><text:soft-page-break/>Medir progreso del alumno basado en tiempo necesario de visualización y repetición de partes. </text:p>
                    </text:list-item>
                    <text:list-item>
                      <text:p text:style-name="P59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150535003742563" text:continue-list="list150534645263106" text:style-name="WWNum9">
        <text:list-item>
          <text:list>
            <text:list-item>
              <text:p text:style-name="P65"><text:bookmark text:name="_2g4ecs1a0pk0"/>¿Qué métricas podemos utilizar?</text:p>
            </text:list-item>
          </text:list>
        </text:list-item>
      </text:list>
      <text:p text:style-name="P25">Observando los posibles objetivos propuestos, nos planteamos qué datos educativos queremos recolectar y qué métricas podemos usar para ello. </text:p>
      <text:p text:style-name="P25"/>
      <text:p text:style-name="P13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P25">Procedemos a definir posibles métricas.</text:p>
      <text:list xml:id="list2086688849" text:style-name="WWNum7">
        <text:list-item>
          <text:p text:style-name="P30"><text:span text:style-name="T29">Métricas extraíbles de las respuestas de un alumno a un cuestionario:</text:span></text:p>
          <text:list>
            <text:list-item>
              <text:p text:style-name="P50">Puntuación obtenida <text:span text:style-name="T29">[Entero, del 1 al 10].</text:span></text:p>
            </text:list-item>
            <text:list-item>
              <text:p text:style-name="P50">Porcentaje de preguntas correctas / incorrectas / no contestadas <text:span text:style-name="T29">[Porcentaje].</text:span></text:p>
            </text:list-item>
            <text:list-item>
              <text:p text:style-name="P50">Tiempo de realización del cuestionario, tiempo total, tiempo sobrante <text:span text:style-name="T29">[Segundos]</text:span>.</text:p>
            </text:list-item>
            <text:list-item>
              <text:p text:style-name="P50">Tiempo disponible por pregunta (Segundos/Preguntas) <text:span text:style-name="T29">[Segundos].</text:span></text:p>
            </text:list-item>
            <text:list-item>
              <text:p text:style-name="P50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9"><text:span text:style-name="T29">Métricas extraídas de distintas respuestas a un mismo cuestionario:</text:span></text:p>
          <text:list>
            <text:list-item>
              <text:p text:style-name="P50">Media y otros valores de estadística descriptiva entre puntuaciones obtenidas.</text:p>
            </text:list-item>
            <text:list-item>
              <text:p text:style-name="P50">Media del porcentaje de preguntas correctas / incorrectas / no contestadas.</text:p>
            </text:list-item>
            <text:list-item>
              <text:p text:style-name="P50">Medidas de dificultad de una pregunta:</text:p>
              <text:list>
                <text:list-item>
                  <text:p text:style-name="P57">Índice de facilidad (porcentaje de alumnos correctos).</text:p>
                </text:list-item>
                <text:list-item>
                  <text:p text:style-name="P57">Ponderación real de una pregunta versus ponderación efectiva.</text:p>
                </text:list-item>
                <text:list-item>
                  <text:p text:style-name="P57"><text:soft-page-break/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9"><text:span text:style-name="T29">Métricas obtenidas sobre distintos cuestionarios de una misma temática:</text:span></text:p>
          <text:list>
            <text:list-item>
              <text:p text:style-name="P50">Medición del desempeño en términos absolutos y relativos al grupo.</text:p>
            </text:list-item>
            <text:list-item>
              <text:p text:style-name="P50">Detección de persistencia o desaparición de fortalezas y debilidades.</text:p>
            </text:list-item>
          </text:list>
        </text:list-item>
        <text:list-item>
          <text:p text:style-name="P39"><text:span text:style-name="T29">Métricas extraíbles de las visualizaciones de un alumno en un video enriquecido:</text:span></text:p>
          <text:list>
            <text:list-item>
              <text:p text:style-name="P50">Se incluyen métricas asociadas a las repuestas de un alumno a un cuestionario.</text:p>
            </text:list-item>
            <text:list-item>
              <text:p text:style-name="P50">Tiempo de visualización total del video <text:span text:style-name="T29">[Segundos].</text:span></text:p>
            </text:list-item>
            <text:list-item>
              <text:p text:style-name="P50">Relación entre tiempo de visualización total y duración del video (total/duración) <text:span text:style-name="T29">[Segundos].</text:span></text:p>
            </text:list-item>
            <text:list-item>
              <text:p text:style-name="P50">Número de visualizaciones de cada una de las secciones <text:span text:style-name="T29">[Entero].</text:span></text:p>
            </text:list-item>
          </text:list>
        </text:list-item>
        <text:list-item>
          <text:p text:style-name="P39"><text:span text:style-name="T29">Métricas extraíbles de las visualizaciones de varios alumnos a un video enriquecido</text:span></text:p>
          <text:list>
            <text:list-item>
              <text:p text:style-name="P50">Media y otros valores estadísticos sobre el tiempo de visualización total del video.</text:p>
            </text:list-item>
            <text:list-item>
              <text:p text:style-name="P50">Media y otros valores estadísticos sobre relación entre tiempo de visualización total y duración del video (total/duración).</text:p>
            </text:list-item>
            <text:list-item>
              <text:p text:style-name="P50">Media y otros valores estadísticos sobre relación sobre número de visualizaciones de cada una de las secciones.</text:p>
            </text:list-item>
          </text:list>
        </text:list-item>
        <text:list-item>
          <text:p text:style-name="P39"><text:span text:style-name="T29">Métricas extraíbles de respuestas a cuestionario de evaluación de recursos, profesorado y del proceso educativo:</text:span></text:p>
          <text:list>
            <text:list-item>
              <text:p text:style-name="P50">Media y otros valores estadísticos sobre cada uno de los apartados valorados.</text:p>
            </text:list-item>
            <text:list-item>
              <text:p text:style-name="P53">Valoraciones subjetivas sobre profesorado y proceso educativo.</text:p>
            </text:list-item>
          </text:list>
        </text:list-item>
      </text:list>
      <text:list xml:id="list150534356447694" text:continue-list="list150535003742563" text:style-name="WWNum9">
        <text:list-item>
          <text:list>
            <text:list-item>
              <text:p text:style-name="P65"><text:bookmark text:name="_ectvljaldmhq"/>¿Qué elementos podemos analizar?</text:p>
            </text:list-item>
          </text:list>
        </text:list-item>
      </text:list>
      <text:p text:style-name="P25">Una vez obtenida la información pertinente, podemos plantearnos cuestiones para analizar-</text:p>
      <text:p text:style-name="P25">A continuación vamos a presentar ejemplos de cuestiones que podrían analizarse: </text:p>
      <text:p text:style-name="P13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P25"><text:span text:style-name="T32">Individual</text:span></text:p>
      <text:list xml:id="list1770781860" text:style-name="WWNum10">
        <text:list-item>
          <text:p text:style-name="P31"><text:soft-page-break/>¿Por qué el alumno obtiene un desempeño determinado (absoluto/relativo al grupo)?</text:p>
        </text:list-item>
        <text:list-item>
          <text:p text:style-name="P40">¿Por qué un alumno tiene determinadas fortalezas y/o debilidades?</text:p>
        </text:list-item>
        <text:list-item>
          <text:p text:style-name="P40">¿Por qué un alumno ha visualizado en mayor proporción determinadas partes de un video?</text:p>
        </text:list-item>
        <text:list-item>
          <text:p text:style-name="P46">¿Está progresando el alumno en la temática analizada?</text:p>
        </text:list-item>
      </text:list>
      <text:p text:style-name="P22"><text:span text:style-name="T32">Colectivo</text:span></text:p>
      <text:list xml:id="list150533521408315" text:continue-numbering="true" text:style-name="WWNum10">
        <text:list-item>
          <text:p text:style-name="P31">¿El desempeño del grupo es adecuado?</text:p>
        </text:list-item>
        <text:list-item>
          <text:p text:style-name="P40">¿Por qué el grupo tiene determinadas fortalezas y/o debilidades?</text:p>
        </text:list-item>
        <text:list-item>
          <text:p text:style-name="P40">¿Por qué el grupo ha visualizado en mayor proporción determinadas partes de un video?</text:p>
        </text:list-item>
        <text:list-item>
          <text:p text:style-name="P46">¿Está progresando el grupo en la temática analizada?</text:p>
        </text:list-item>
      </text:list>
      <text:p text:style-name="P25"><text:span text:style-name="T32">Evaluación de recursos, profesorado y proceso educativo</text:span></text:p>
      <text:list xml:id="list150534378179743" text:continue-numbering="true" text:style-name="WWNum10">
        <text:list-item>
          <text:p text:style-name="P31">¿Por qué los alumnos perciben determinadas fortalezas y debilidades?</text:p>
        </text:list-item>
        <text:list-item>
          <text:p text:style-name="P40">¿Cómo podemos explotar las fortalezas detectadas?</text:p>
        </text:list-item>
        <text:list-item>
          <text:p text:style-name="P40">¿Cómo podemos mejorar las debilidades?</text:p>
        </text:list-item>
        <text:list-item>
          <text:p text:style-name="P40">¿Por qué el alumnado está realizando determinadas aportaciones subjetivas?</text:p>
        </text:list-item>
        <text:list-item>
          <text:p text:style-name="P46">¿El grupo está satisfecho con los recursos, profesorado y/o proceso de enseñanza?</text:p>
        </text:list-item>
      </text:list>
      <text:list xml:id="list150533636488154" text:continue-list="list150534356447694" text:style-name="WWNum9">
        <text:list-item>
          <text:list>
            <text:list-item>
              <text:p text:style-name="P65"><text:bookmark text:name="_1cpl2u42j9uq"/>¿Cómo podemos presentar la información obtenida?</text:p>
            </text:list-item>
          </text:list>
        </text:list-item>
      </text:list>
      <text:p text:style-name="P25">Tanto para complementar el análisis de las cuestiones planteadas en el punto anterior como para incluso usarlos como complemento dentro de las actuaciones a realizar, es necesario presentar la información obtenida.</text:p>
      <text:p text:style-name="P13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3889507395" text:style-name="WWNum1">
        <text:list-item>
          <text:p text:style-name="P32"><text:span text:style-name="T29">Gráficos circulares</text:span></text:p>
          <text:list>
            <text:list-item>
              <text:p text:style-name="P51">Gráfico circular, indicando a modo de “barra de progreso” el nivel de desempeño en un cuestionario, tanto individual como colectivo</text:p>
            </text:list-item>
            <text:list-item>
              <text:p text:style-name="P51">Gráfico circular, indicando a modo de “barra de progreso” el nivel de desempeño en una pregunta en particular, tanto individual como colectivamente.</text:p>
            </text:list-item>
            <text:list-item>
              <text:p text:style-name="P51"><text:soft-page-break/>Gráfico circular, indicando porcentaje de alumnos que han contestado correctamente a una pregunta.</text:p>
            </text:list-item>
          </text:list>
        </text:list-item>
        <text:list-item>
          <text:p text:style-name="P41"><text:span text:style-name="T29">Mapas de calor</text:span></text:p>
          <text:list>
            <text:list-item>
              <text:p text:style-name="P51">Mapa de calor donde se indican alumnos y preguntas. La intensidad del color viene marcada por la puntuación obtenida en cada pregunta.</text:p>
            </text:list-item>
            <text:list-item>
              <text:p text:style-name="P51">Mapa de calor donde se indican alumnos y cuestionarios. La intensidad del color viene marcada por la puntuación obtenida en cada cuestionario.</text:p>
            </text:list-item>
          </text:list>
        </text:list-item>
        <text:list-item>
          <text:p text:style-name="P41"><text:span text:style-name="T29">Resumen</text:span></text:p>
          <text:list>
            <text:list-item>
              <text:p text:style-name="P51">Media, mediana, desviación típica, curtosis u otros valores estadísticos sobre el desempeño en una pregunta concreta.</text:p>
            </text:list-item>
            <text:list-item>
              <text:p text:style-name="P54">Media, mediana, desviación típica, curtosis u otros valores estadísticos sobre el desempeño de un test.</text:p>
            </text:list-item>
          </text:list>
        </text:list-item>
      </text:list>
      <text:list xml:id="list150535191712050" text:continue-list="list150533636488154" text:style-name="WWNum9">
        <text:list-item>
          <text:list>
            <text:list-item>
              <text:p text:style-name="P65"><text:bookmark text:name="_updtshbman32"/>¿Qué actuaciones podemos realizar con los alumnos?</text:p>
            </text:list-item>
          </text:list>
        </text:list-item>
      </text:list>
      <text:p text:style-name="P25">Una vez obtenidos los datos, planteadas las preguntas y visualizados los datos, es posible que podamos plantearnos posibles actuaciones.</text:p>
      <text:p text:style-name="P25">A continuación, vamos a presentar algunos ejemplos de posibles medidas de actuación:</text:p>
      <text:p text:style-name="P25"><text:span text:style-name="T32">Individual</text:span></text:p>
      <text:list xml:id="list4275785784" text:style-name="WWNum8">
        <text:list-item>
          <text:p text:style-name="P33"><text:span text:style-name="T29">Hacia el alumno con carencias en conocimiento particulares y diferentes a las del grupo</text:span></text:p>
          <text:list>
            <text:list-item>
              <text:p text:style-name="P55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P25"><text:span text:style-name="T32">Colectivo</text:span></text:p>
      <text:list xml:id="list150534287757776" text:continue-numbering="true" text:style-name="WWNum8">
        <text:list-item>
          <text:p text:style-name="P33"><text:span text:style-name="T29">Carencias detectadas que afectan a gran parte del grupo</text:span></text:p>
          <text:list>
            <text:list-item>
              <text:p text:style-name="P52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52">Revisar si el alumnado conocía y dominaba conceptos previos necesarios sobre esa área de conocimiento para poder trabajar con soltura.</text:p>
            </text:list-item>
            <text:list-item>
              <text:p text:style-name="P55">Revisar la validez de itinerarios de refuerzo.</text:p>
            </text:list-item>
          </text:list>
        </text:list-item>
      </text:list>
      <text:list xml:id="list150534667492194" text:continue-list="list150535191712050" text:style-name="WWNum9">
        <text:list-item>
          <text:list>
            <text:list-item>
              <text:p text:style-name="P65"><text:bookmark text:name="_gi63xyhh8c7t"/>¿Qué actuaciones podemos realizar sobre recursos, profesorado y proceso de aprendizaje?</text:p>
            </text:list-item>
          </text:list>
        </text:list-item>
      </text:list>
      <text:p text:style-name="P25">A continuación, vamos a presentar algunos ejemplos de posibles medidas de actuación sobre análisis que hemos realizado sobre recursos, profesorado y el proceso de aprendizaje.</text:p>
      <text:p text:style-name="P25"><text:span text:style-name="T32">Recursos, profesorado y proceso de aprendizaje</text:span></text:p>
      <text:list xml:id="list1337355729" text:style-name="WWNum3">
        <text:list-item>
          <text:p text:style-name="P34"><text:soft-page-break/>Detectar fortalezas con el fin de saber en qué puntos estamos trabajando en la dirección correcta y mantener esa línea.</text:p>
        </text:list-item>
        <text:list-item>
          <text:p text:style-name="P42">Detectar puntos débiles con el fin de poder eliminarlos o pulirlos.</text:p>
        </text:list-item>
        <text:list-item>
          <text:p text:style-name="P47">Ahondar en los puntos débiles detectados (pedir información sobre esos puntos débiles concretos, analizar resultados, etc.), para obtener información más detallada de los mismos y facilitar su reducción.</text:p>
        </text:list-item>
      </text:list>
      <text:p text:style-name="P22"/>
      <text:list xml:id="list150533264534092" text:continue-list="list150534667492194" text:style-name="WWNum9">
        <text:list-item>
          <text:p text:style-name="P62"><text:bookmark text:name="_i0hw9jvczx2f"/>Conclusión</text:p>
        </text:list-item>
      </text:list>
      <text:p text:style-name="P25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lo que se refiere al uso de cuestionarios.</text:p>
      <text:list xml:id="list150534184793733" text:continue-numbering="true" text:style-name="WWNum9">
        <text:list-item>
          <text:p text:style-name="P63"><text:bookmark text:name="_6mthzm8fdk9x"/>Bibliografía</text:p>
        </text:list-item>
      </text:list>
      <text:p text:style-name="P5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5"/>
      <text:p text:style-name="P5">[2] Learning Analytics. La narración del aprendizaje a través de los datos (Daniel Amo, Raúl Santiago)</text:p>
      <text:p text:style-name="P5"/>
      <text:p text:style-name="P5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5"/>
      <text:p text:style-name="P6">[4] Analítica del Aprendizaje: 30 experiencias con datos en el aula (Daniel Amo)</text:p>
      <text:p text:style-name="P6"><text:a xlink:type="simple" xlink:href="https://eduliticas.com/analitica-aprendizaje-30-experiencias-datos-aula/" text:style-name="ListLabel_20_82" text:visited-style-name="ListLabel_20_82"><text:span text:style-name="T33">https://eduliticas.com/analitica-aprendizaje-30-experiencias-datos-aula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33" meta:word-count="3129" meta:character-count="21341" meta:non-whitespace-character-count="18535"/>
    <meta:generator>LibreOfficeDev/6.0.5.2$Linux_X86_64 LibreOffice_project/</meta:generator>
  </office:meta>
</office:document-meta>
</file>